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System" svg:font-family="System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10.571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6.54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02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 Black" fo:font-weight="9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font-name="Arial Black" fo:font-weight="900"/>
    </style:style>
    <style:style style:name="ce5" style:family="table-cell" style:parent-style-name="Default">
      <style:text-properties style:font-name="Arial Black" fo:font-weight="9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ext-properties style:text-outline="false" style:text-line-through-styl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Default"/>
          <table:table-cell/>
          <table:table-cell office:value-type="string">
            <text:p>See DBCFileLoader.h for more information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 table:number-rows-repeated="7">
          <table:table-cell table:number-columns-repeated="6"/>
          <table:table-cell table:style-name="ce7"/>
          <table:table-cell table:number-columns-repeated="1017"/>
        </table:table-row>
        <table:table-row table:style-name="ro2">
          <table:table-cell table:style-name="ce2" office:value-type="string">
            <text:p>Chaine DBC</text:p>
          </table:table-cell>
          <table:table-cell office:value-type="string">
            <text:p>Type</text:p>
          </table:table-cell>
          <table:table-cell office:value-type="string">
            <text:p>Nom DBC</text:p>
          </table:table-cell>
          <table:table-cell table:style-name="ce4" office:value-type="string">
            <text:p>Chaine SQL</text:p>
          </table:table-cell>
          <table:table-cell table:style-name="ce5" office:value-type="string">
            <text:p>Nom SQL</text:p>
          </table:table-cell>
          <table:table-cell table:style-name="ce5"/>
          <table:table-cell table:style-name="ce7"/>
          <table:table-cell table:style-name="ce5" table:number-columns-repeated="1017"/>
        </table:table-row>
        <table:table-row table:style-name="ro1">
          <table:table-cell office:value-type="string">
            <text:p>ni</text:p>
          </table:table-cell>
          <table:table-cell office:value-type="string">
            <text:p>uint</text:p>
          </table:table-cell>
          <table:table-cell office:value-type="string">
            <text:p>m_ID</text:p>
          </table:table-cell>
          <table:table-cell office:value-type="string">
            <text:p>p</text:p>
          </table:table-cell>
          <table:table-cell office:value-type="string">
            <text:p>Id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category</text:p>
          </table:table-cell>
          <table:table-cell office:value-type="string">
            <text:p>a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dispelType</text:p>
          </table:table-cell>
          <table:table-cell office:value-type="string">
            <text:p>p</text:p>
          </table:table-cell>
          <table:table-cell office:value-type="string">
            <text:p>Dispel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echanic</text:p>
          </table:table-cell>
          <table:table-cell office:value-type="string">
            <text:p>p</text:p>
          </table:table-cell>
          <table:table-cell office:value-type="string">
            <text:p>Mechanic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ttributes</text:p>
          </table:table-cell>
          <table:table-cell office:value-type="string">
            <text:p>p</text:p>
          </table:table-cell>
          <table:table-cell office:value-type="string">
            <text:p>Attributes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ttributesEx</text:p>
          </table:table-cell>
          <table:table-cell office:value-type="string">
            <text:p>p</text:p>
          </table:table-cell>
          <table:table-cell office:value-type="string">
            <text:p>AttributesEx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ttributesExB</text:p>
          </table:table-cell>
          <table:table-cell office:value-type="string">
            <text:p>p</text:p>
          </table:table-cell>
          <table:table-cell office:value-type="string">
            <text:p>AttributesEx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ttributesExC</text:p>
          </table:table-cell>
          <table:table-cell office:value-type="string">
            <text:p>p</text:p>
          </table:table-cell>
          <table:table-cell office:value-type="string">
            <text:p>AttributesEx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ttributesExD</text:p>
          </table:table-cell>
          <table:table-cell office:value-type="string">
            <text:p>p</text:p>
          </table:table-cell>
          <table:table-cell office:value-type="string">
            <text:p>AttributesEx4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ttributesExE</text:p>
          </table:table-cell>
          <table:table-cell office:value-type="string">
            <text:p>p</text:p>
          </table:table-cell>
          <table:table-cell office:value-type="string">
            <text:p>AttributesEx5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ttributesExF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(0x20 - totems, 0x4 - paladin auras, etc...)</text:p>
          </table:table-cell>
          <table:table-cell office:value-type="string">
            <text:p>a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shapeshiftMask</text:p>
          </table:table-cell>
          <table:table-cell office:value-type="string">
            <text:p>a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long</text:p>
          </table:table-cell>
          <table:table-cell office:value-type="string">
            <text:p>???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long</text:p>
          </table:table-cell>
          <table:table-cell office:value-type="string">
            <text:p>m_shapeshiftExclud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???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targets</text:p>
          </table:table-cell>
          <table:table-cell office:value-type="string">
            <text:p>p</text:p>
          </table:table-cell>
          <table:table-cell office:value-type="string">
            <text:p>Targets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targetCreatureTyp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requiresSpellFocus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facingCasterFlags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casterAuraStat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targetAuraStat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xcludeCasterAuraStat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xcludeTargetAuraStat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casterAuraSpell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targetAuraSpell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xcludeCasterAuraSpell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xcludeTargetAuraSpell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castingTimeIndex</text:p>
          </table:table-cell>
          <table:table-cell office:value-type="string">
            <text:p>p</text:p>
          </table:table-cell>
          <table:table-cell office:value-type="string">
            <text:p>CastingTimeIndex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recoveryTim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categoryRecoveryTim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interruptFlags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uraInterruptFlags</text:p>
          </table:table-cell>
          <table:table-cell office:value-type="string">
            <text:p>p</text:p>
          </table:table-cell>
          <table:table-cell office:value-type="string">
            <text:p>AuraInterruptFlags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channelInterruptFlags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procTypeMask</text:p>
          </table:table-cell>
          <table:table-cell office:value-type="string">
            <text:p>p</text:p>
          </table:table-cell>
          <table:table-cell office:value-type="string">
            <text:p>ProcFlags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procChance</text:p>
          </table:table-cell>
          <table:table-cell office:value-type="string">
            <text:p>p</text:p>
          </table:table-cell>
          <table:table-cell office:value-type="string">
            <text:p>ProcChance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procCharges</text:p>
          </table:table-cell>
          <table:table-cell office:value-type="string">
            <text:p>p</text:p>
          </table:table-cell>
          <table:table-cell office:value-type="string">
            <text:p>ProcCharges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axLevel</text:p>
          </table:table-cell>
          <table:table-cell office:value-type="string">
            <text:p>p</text:p>
          </table:table-cell>
          <table:table-cell office:value-type="string">
            <text:p>MaxLevel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baseLevel</text:p>
          </table:table-cell>
          <table:table-cell office:value-type="string">
            <text:p>p</text:p>
          </table:table-cell>
          <table:table-cell office:value-type="string">
            <text:p>BaseLevel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pellLevel</text:p>
          </table:table-cell>
          <table:table-cell office:value-type="string">
            <text:p>p</text:p>
          </table:table-cell>
          <table:table-cell office:value-type="string">
            <text:p>SpellLevel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durationIndex</text:p>
          </table:table-cell>
          <table:table-cell office:value-type="string">
            <text:p>p</text:p>
          </table:table-cell>
          <table:table-cell office:value-type="string">
            <text:p>DurationIndex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powerTyp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anaCost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anaCostPerLevel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anaPerSecon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anaPerSecondPerLevel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rangeIndex</text:p>
          </table:table-cell>
          <table:table-cell office:value-type="string">
            <text:p>p</text:p>
          </table:table-cell>
          <table:table-cell office:value-type="string">
            <text:p>RangeIndex</text:p>
          </table:table-cell>
          <table:table-cell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spee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odalNextSpell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cumulativeAura</text:p>
          </table:table-cell>
          <table:table-cell office:value-type="string">
            <text:p>p</text:p>
          </table:table-cell>
          <table:table-cell office:value-type="string">
            <text:p>StackAmount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totem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totem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_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_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_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_7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_8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Count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Count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Count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Count_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Count_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Count_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Count_7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agentCount_8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quippedItemClass</text:p>
          </table:table-cell>
          <table:table-cell office:value-type="string">
            <text:p>p</text:p>
          </table:table-cell>
          <table:table-cell office:value-type="string">
            <text:p>EquippedItemClass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quippedItemSubclass</text:p>
          </table:table-cell>
          <table:table-cell office:value-type="string">
            <text:p>p</text:p>
          </table:table-cell>
          <table:table-cell office:value-type="string">
            <text:p>EquippedItemSubClassMask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quippedItemInvTypes</text:p>
          </table:table-cell>
          <table:table-cell office:value-type="string">
            <text:p>p</text:p>
          </table:table-cell>
          <table:table-cell office:value-type="string">
            <text:p>EquippedItemInventoryTypeMask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_1</text:p>
          </table:table-cell>
          <table:table-cell office:value-type="string">
            <text:p>p</text:p>
          </table:table-cell>
          <table:table-cell office:value-type="string">
            <text:p>Effect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_2</text:p>
          </table:table-cell>
          <table:table-cell office:value-type="string">
            <text:p>p</text:p>
          </table:table-cell>
          <table:table-cell office:value-type="string">
            <text:p>Effect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_3</text:p>
          </table:table-cell>
          <table:table-cell office:value-type="string">
            <text:p>p</text:p>
          </table:table-cell>
          <table:table-cell office:value-type="string">
            <text:p>Effect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DieSides_1</text:p>
          </table:table-cell>
          <table:table-cell office:value-type="string">
            <text:p>p</text:p>
          </table:table-cell>
          <table:table-cell office:value-type="string">
            <text:p>EffectDieSides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DieSides_2</text:p>
          </table:table-cell>
          <table:table-cell office:value-type="string">
            <text:p>p</text:p>
          </table:table-cell>
          <table:table-cell office:value-type="string">
            <text:p>EffectDieSides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DieSides_3</text:p>
          </table:table-cell>
          <table:table-cell office:value-type="string">
            <text:p>p</text:p>
          </table:table-cell>
          <table:table-cell office:value-type="string">
            <text:p>EffectDieSides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RealPointsPerLevel_1</text:p>
          </table:table-cell>
          <table:table-cell office:value-type="string">
            <text:p>p</text:p>
          </table:table-cell>
          <table:table-cell office:value-type="string">
            <text:p>EffectRealPointsPerLevel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RealPointsPerLevel_2</text:p>
          </table:table-cell>
          <table:table-cell office:value-type="string">
            <text:p>p</text:p>
          </table:table-cell>
          <table:table-cell office:value-type="string">
            <text:p>EffectRealPointsPerLevel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RealPointsPerLevel_3</text:p>
          </table:table-cell>
          <table:table-cell office:value-type="string">
            <text:p>p</text:p>
          </table:table-cell>
          <table:table-cell office:value-type="string">
            <text:p>EffectRealPointsPerLevel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BasePoints_1</text:p>
          </table:table-cell>
          <table:table-cell office:value-type="string">
            <text:p>p</text:p>
          </table:table-cell>
          <table:table-cell office:value-type="string">
            <text:p>EffectBasePoints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BasePoints_2</text:p>
          </table:table-cell>
          <table:table-cell office:value-type="string">
            <text:p>p</text:p>
          </table:table-cell>
          <table:table-cell office:value-type="string">
            <text:p>EffectBasePoints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BasePoints_3</text:p>
          </table:table-cell>
          <table:table-cell office:value-type="string">
            <text:p>p</text:p>
          </table:table-cell>
          <table:table-cell office:value-type="string">
            <text:p>EffectBasePoints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Mechanic_1</text:p>
          </table:table-cell>
          <table:table-cell office:value-type="string">
            <text:p>p</text:p>
          </table:table-cell>
          <table:table-cell office:value-type="string">
            <text:p>EffectMechanic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Mechanic_2</text:p>
          </table:table-cell>
          <table:table-cell office:value-type="string">
            <text:p>p</text:p>
          </table:table-cell>
          <table:table-cell office:value-type="string">
            <text:p>EffectMechanic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Mechanic_3</text:p>
          </table:table-cell>
          <table:table-cell office:value-type="string">
            <text:p>p</text:p>
          </table:table-cell>
          <table:table-cell office:value-type="string">
            <text:p>EffectMechanic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implicitTargetA_1</text:p>
          </table:table-cell>
          <table:table-cell office:value-type="string">
            <text:p>p</text:p>
          </table:table-cell>
          <table:table-cell office:value-type="string">
            <text:p>EffectImplicitTargetA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implicitTargetA_2</text:p>
          </table:table-cell>
          <table:table-cell office:value-type="string">
            <text:p>p</text:p>
          </table:table-cell>
          <table:table-cell office:value-type="string">
            <text:p>EffectImplicitTargetA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implicitTargetA_3</text:p>
          </table:table-cell>
          <table:table-cell office:value-type="string">
            <text:p>p</text:p>
          </table:table-cell>
          <table:table-cell office:value-type="string">
            <text:p>EffectImplicitTargetA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implicitTargetB_1</text:p>
          </table:table-cell>
          <table:table-cell office:value-type="string">
            <text:p>p</text:p>
          </table:table-cell>
          <table:table-cell office:value-type="string">
            <text:p>EffectImplicitTargetB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implicitTargetB_2</text:p>
          </table:table-cell>
          <table:table-cell office:value-type="string">
            <text:p>p</text:p>
          </table:table-cell>
          <table:table-cell office:value-type="string">
            <text:p>EffectImplicitTargetB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implicitTargetB_3</text:p>
          </table:table-cell>
          <table:table-cell office:value-type="string">
            <text:p>p</text:p>
          </table:table-cell>
          <table:table-cell office:value-type="string">
            <text:p>EffectImplicitTargetB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RadiusIndex_1</text:p>
          </table:table-cell>
          <table:table-cell office:value-type="string">
            <text:p>p</text:p>
          </table:table-cell>
          <table:table-cell office:value-type="string">
            <text:p>EffectRadiusIndex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RadiusIndex_2</text:p>
          </table:table-cell>
          <table:table-cell office:value-type="string">
            <text:p>p</text:p>
          </table:table-cell>
          <table:table-cell office:value-type="string">
            <text:p>EffectRadiusIndex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RadiusIndex_3</text:p>
          </table:table-cell>
          <table:table-cell office:value-type="string">
            <text:p>p</text:p>
          </table:table-cell>
          <table:table-cell office:value-type="string">
            <text:p>EffectRadiusIndex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Aura_1</text:p>
          </table:table-cell>
          <table:table-cell office:value-type="string">
            <text:p>p</text:p>
          </table:table-cell>
          <table:table-cell office:value-type="string">
            <text:p>EffectApplyAuraName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Aura_2</text:p>
          </table:table-cell>
          <table:table-cell office:value-type="string">
            <text:p>p</text:p>
          </table:table-cell>
          <table:table-cell office:value-type="string">
            <text:p>EffectApplyAuraName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Aura_3</text:p>
          </table:table-cell>
          <table:table-cell office:value-type="string">
            <text:p>p</text:p>
          </table:table-cell>
          <table:table-cell office:value-type="string">
            <text:p>EffectApplyAuraName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AuraPeriod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AuraPeriod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AuraPeriod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Amplitude_1</text:p>
          </table:table-cell>
          <table:table-cell office:value-type="string">
            <text:p>p</text:p>
          </table:table-cell>
          <table:table-cell office:value-type="string">
            <text:p>EffectAmplitude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Amplitude_2</text:p>
          </table:table-cell>
          <table:table-cell office:value-type="string">
            <text:p>p</text:p>
          </table:table-cell>
          <table:table-cell office:value-type="string">
            <text:p>EffectAmplitude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Amplitude_3</text:p>
          </table:table-cell>
          <table:table-cell office:value-type="string">
            <text:p>p</text:p>
          </table:table-cell>
          <table:table-cell office:value-type="string">
            <text:p>EffectAmplitude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ChainTargets_1</text:p>
          </table:table-cell>
          <table:table-cell office:value-type="string">
            <text:p>p</text:p>
          </table:table-cell>
          <table:table-cell office:value-type="string">
            <text:p>EffectMultipleValue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ChainTargets_2</text:p>
          </table:table-cell>
          <table:table-cell office:value-type="string">
            <text:p>p</text:p>
          </table:table-cell>
          <table:table-cell office:value-type="string">
            <text:p>EffectMultipleValue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ChainTargets_3</text:p>
          </table:table-cell>
          <table:table-cell office:value-type="string">
            <text:p>p</text:p>
          </table:table-cell>
          <table:table-cell office:value-type="string">
            <text:p>EffectMultipleValue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ItemType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ItemType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ItemType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MiscValue_1</text:p>
          </table:table-cell>
          <table:table-cell office:value-type="string">
            <text:p>p</text:p>
          </table:table-cell>
          <table:table-cell office:value-type="string">
            <text:p>EffectMiscValue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MiscValue_2</text:p>
          </table:table-cell>
          <table:table-cell office:value-type="string">
            <text:p>p</text:p>
          </table:table-cell>
          <table:table-cell office:value-type="string">
            <text:p>EffectMiscValue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MiscValue_3</text:p>
          </table:table-cell>
          <table:table-cell office:value-type="string">
            <text:p>p</text:p>
          </table:table-cell>
          <table:table-cell office:value-type="string">
            <text:p>EffectMiscValue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MiscValueB_1</text:p>
          </table:table-cell>
          <table:table-cell office:value-type="string">
            <text:p>p</text:p>
          </table:table-cell>
          <table:table-cell office:value-type="string">
            <text:p>EffectMiscValueB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effectMiscValueB_2</text:p>
          </table:table-cell>
          <table:table-cell office:value-type="string">
            <text:p>p</text:p>
          </table:table-cell>
          <table:table-cell office:value-type="string">
            <text:p>EffectMiscValueB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MiscValueB_3</text:p>
          </table:table-cell>
          <table:table-cell office:value-type="string">
            <text:p>p</text:p>
          </table:table-cell>
          <table:table-cell office:value-type="string">
            <text:p>EffectMiscValueB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TriggerSpell_1</text:p>
          </table:table-cell>
          <table:table-cell office:value-type="string">
            <text:p>p</text:p>
          </table:table-cell>
          <table:table-cell office:value-type="string">
            <text:p>EffectTriggerSpell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TriggerSpell_2</text:p>
          </table:table-cell>
          <table:table-cell office:value-type="string">
            <text:p>p</text:p>
          </table:table-cell>
          <table:table-cell office:value-type="string">
            <text:p>EffectTriggerSpell2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TriggerSpell_3</text:p>
          </table:table-cell>
          <table:table-cell office:value-type="string">
            <text:p>p</text:p>
          </table:table-cell>
          <table:table-cell office:value-type="string">
            <text:p>EffectTriggerSpell3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PointsPerCombo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PointsPerCombo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PointsPerCombo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A_1</text:p>
          </table:table-cell>
          <table:table-cell office:value-type="string">
            <text:p>p</text:p>
          </table:table-cell>
          <table:table-cell office:value-type="string">
            <text:p>EffectSpellClassMaskA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A_2</text:p>
          </table:table-cell>
          <table:table-cell office:value-type="string">
            <text:p>p</text:p>
          </table:table-cell>
          <table:table-cell office:value-type="string">
            <text:p>EffectSpellClassMaskA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A_3</text:p>
          </table:table-cell>
          <table:table-cell office:value-type="string">
            <text:p>p</text:p>
          </table:table-cell>
          <table:table-cell office:value-type="string">
            <text:p>EffectSpellClassMaskA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B_1</text:p>
          </table:table-cell>
          <table:table-cell office:value-type="string">
            <text:p>p</text:p>
          </table:table-cell>
          <table:table-cell office:value-type="string">
            <text:p>EffectSpellClassMaskB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B_2</text:p>
          </table:table-cell>
          <table:table-cell office:value-type="string">
            <text:p>p</text:p>
          </table:table-cell>
          <table:table-cell office:value-type="string">
            <text:p>EffectSpellClassMaskB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B_3</text:p>
          </table:table-cell>
          <table:table-cell office:value-type="string">
            <text:p>p</text:p>
          </table:table-cell>
          <table:table-cell office:value-type="string">
            <text:p>EffectSpellClassMaskB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C_1</text:p>
          </table:table-cell>
          <table:table-cell office:value-type="string">
            <text:p>p</text:p>
          </table:table-cell>
          <table:table-cell office:value-type="string">
            <text:p>EffectSpellClassMaskC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C_2</text:p>
          </table:table-cell>
          <table:table-cell office:value-type="string">
            <text:p>p</text:p>
          </table:table-cell>
          <table:table-cell office:value-type="string">
            <text:p>EffectSpellClassMaskC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effectSpellClassMaskC_3</text:p>
          </table:table-cell>
          <table:table-cell office:value-type="string">
            <text:p>p</text:p>
          </table:table-cell>
          <table:table-cell office:value-type="string">
            <text:p>EffectSpellClassMaskC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pellVisualID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pellVisualID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pellIconI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activeIconI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spellPriority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7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8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9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10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1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1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1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1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lang_1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name_lang_1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_flag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7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8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9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10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1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1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1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1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string</text:p>
          </table:table-cell>
          <table:table-cell office:value-type="string">
            <text:p>m_nameSubtext_lang_1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nameSubtext_lang_1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nameSubtext_flag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7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8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9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10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1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1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1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1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lang_1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description_lang_1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description_flag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7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8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9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10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1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1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13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14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string</text:p>
          </table:table-cell>
          <table:table-cell office:value-type="string">
            <text:p>m_auraDescription_lang_15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auraDescription_lang_16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auraDescription_flag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anaCostPct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tartRecoveryCategory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tartRecoveryTime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axTargetLevel</text:p>
          </table:table-cell>
          <table:table-cell office:value-type="string">
            <text:p>p</text:p>
          </table:table-cell>
          <table:table-cell office:value-type="string">
            <text:p>MaxTargetLevel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pellClassSet</text:p>
          </table:table-cell>
          <table:table-cell office:value-type="string">
            <text:p>p</text:p>
          </table:table-cell>
          <table:table-cell office:value-type="string">
            <text:p>SpellFamilyName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pellClassMask_1</text:p>
          </table:table-cell>
          <table:table-cell office:value-type="string">
            <text:p>p</text:p>
          </table:table-cell>
          <table:table-cell office:value-type="string">
            <text:p>SpellFamilyFlags1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pellClassMask_2</text:p>
          </table:table-cell>
          <table:table-cell office:value-type="string">
            <text:p>p</text:p>
          </table:table-cell>
          <table:table-cell office:value-type="string">
            <text:p>SpellFamilyFlags2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pellClassMask_3</text:p>
          </table:table-cell>
          <table:table-cell office:value-type="string">
            <text:p>p</text:p>
          </table:table-cell>
          <table:table-cell office:value-type="string">
            <text:p>SpellFamilyFlags3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maxTargets</text:p>
          </table:table-cell>
          <table:table-cell office:value-type="string">
            <text:p>p</text:p>
          </table:table-cell>
          <table:table-cell office:value-type="string">
            <text:p>MaxAffectedTargets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defenseType</text:p>
          </table:table-cell>
          <table:table-cell office:value-type="string">
            <text:p>p</text:p>
          </table:table-cell>
          <table:table-cell office:value-type="string">
            <text:p>DmgClass</text:p>
          </table:table-cell>
          <table:table-cell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preventionType</text:p>
          </table:table-cell>
          <table:table-cell office:value-type="string">
            <text:p>p</text:p>
          </table:table-cell>
          <table:table-cell office:value-type="string">
            <text:p>PreventionType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stanceBarOrder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ChainAmplitude_1</text:p>
          </table:table-cell>
          <table:table-cell office:value-type="string">
            <text:p>p</text:p>
          </table:table-cell>
          <table:table-cell office:value-type="string">
            <text:p>DmgMultiplier1</text:p>
          </table:table-cell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string">
            <text:p>m_effectChainAmplitude_2</text:p>
          </table:table-cell>
          <table:table-cell office:value-type="string">
            <text:p>p</text:p>
          </table:table-cell>
          <table:table-cell office:value-type="string">
            <text:p>DmgMultiplier2</text:p>
          </table:table-cell>
          <table:table-cell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effectChainAmplitude_3</text:p>
          </table:table-cell>
          <table:table-cell office:value-type="string">
            <text:p>p</text:p>
          </table:table-cell>
          <table:table-cell office:value-type="string">
            <text:p>DmgMultiplier3</text:p>
          </table:table-cell>
          <table:table-cell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minFactionI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minReputation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requiredAuraVision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requiredTotemCategoryID_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string">
            <text:p>m_requiredTotemCategoryID_2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requiredAreasID</text:p>
          </table:table-cell>
          <table:table-cell office:value-type="string">
            <text:p>p</text:p>
          </table:table-cell>
          <table:table-cell office:value-type="string">
            <text:p>AreaGroupId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uint</text:p>
          </table:table-cell>
          <table:table-cell office:value-type="string">
            <text:p>m_schoolMask</text:p>
          </table:table-cell>
          <table:table-cell office:value-type="string">
            <text:p>p</text:p>
          </table:table-cell>
          <table:table-cell office:value-type="string">
            <text:p>SchoolMask</text:p>
          </table:table-cell>
          <table:table-cell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runeCostI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m_spellMissileI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PowerDisplayId - PowerDisplay.dbc, new in 3.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float</text:p>
          </table:table-cell>
          <table:table-cell office:value-type="string">
            <text:p>Unk_320_4[1]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float</text:p>
          </table:table-cell>
          <table:table-cell office:value-type="string">
            <text:p>Unk_320_4[2]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float</text:p>
          </table:table-cell>
          <table:table-cell office:value-type="string">
            <text:p>unk_320_4[3]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spellDescriptionVariableI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x</text:p>
          </table:table-cell>
          <table:table-cell office:value-type="string">
            <text:p>uint</text:p>
          </table:table-cell>
          <table:table-cell office:value-type="string">
            <text:p>SpellDifficultyI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System" svg:font-family="System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0">10/12/2010</text:date>, <text:time>03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0T00:52:34.42</meta:creation-date>
    <dc:date>2010-12-10T03:47:33.66</dc:date>
    <meta:editing-duration>PT2H39M46S</meta:editing-duration>
    <meta:editing-cycles>7</meta:editing-cycles>
    <meta:generator>LibreOffice/3.3$Win32 OpenOffice.org_project/330m9$Build-1</meta:generator>
    <meta:document-statistic meta:table-count="3" meta:cell-count="1030" meta:object-count="0"/>
  </office:meta>
</office:document-meta>
</file>